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edHatDisplay" svg:font-family="RedHatDisplay, 'Red Hat Display', Overpass, Overpass, 'Helvetica Neue', Arial, sans-serif"/>
    <style:font-face style:name="RedHatText" svg:font-family="RedHatText, 'Red Hat Text', Overpass, Overpass, 'Helvetica Neue', Arial, sans-serif"/>
    <style:font-face style:name="var pfe-theme--font-family--heading" svg:font-family="'var pfe-theme--font-family--heading', 'Red Hat Display', RedHatDisplay, Overpass, Overpass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line-height="100%" fo:text-align="start" style:justify-single-word="false"/>
      <style:text-properties fo:font-variant="normal" fo:text-transform="none" fo:color="#151515" loext:opacity="100%" style:font-name="Times New Roman" fo:font-size="12pt" fo:letter-spacing="normal" fo:font-style="normal" fo:font-weight="normal" officeooo:rsid="00126a12" officeooo:paragraph-rsid="00126a12" style:font-size-asian="12pt" style:font-size-complex="12pt"/>
    </style:style>
    <style:style style:name="P2" style:family="paragraph" style:parent-style-name="List_20_Contents" style:list-style-name="L1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List_20_Contents" style:list-style-name="L2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List_20_Contents" style:list-style-name="L3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List_20_Contents" style:list-style-name="L4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List_20_Contents" style:list-style-name="L5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List_20_Contents" style:list-style-name="L6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List_20_Contents" style:list-style-name="L7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List_20_Contents" style:list-style-name="L8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List_20_Contents" style:list-style-name="L9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List_20_Contents" style:list-style-name="L10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List_20_Contents">
      <style:paragraph-properties fo:margin-left="0.3937in" fo:margin-right="0in" fo:margin-top="0in" fo:margin-bottom="0.2083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List_20_Contents" style:list-style-name="L1">
      <style:paragraph-properties fo:margin-top="0in" fo:margin-bottom="0.0972in" style:contextual-spacing="false" fo:line-height="100%" fo:text-align="start" style:justify-single-word="false" fo:orphans="2" fo:widows="2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14" style:family="paragraph" style:parent-style-name="List_20_Contents" style:list-style-name="L2">
      <style:paragraph-properties fo:margin-top="0in" fo:margin-bottom="0.0972in" style:contextual-spacing="false" fo:line-height="100%" fo:text-align="start" style:justify-single-word="false" fo:orphans="2" fo:widows="2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List_20_Contents" style:list-style-name="L3">
      <style:paragraph-properties fo:margin-top="0in" fo:margin-bottom="0.0972in" style:contextual-spacing="false" fo:line-height="100%" fo:text-align="start" style:justify-single-word="false" fo:orphans="2" fo:widows="2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List_20_Contents" style:list-style-name="L4">
      <style:paragraph-properties fo:margin-top="0in" fo:margin-bottom="0.0972in" style:contextual-spacing="false" fo:line-height="100%" fo:text-align="start" style:justify-single-word="false" fo:orphans="2" fo:widows="2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17" style:family="paragraph" style:parent-style-name="List_20_Contents" style:list-style-name="L5">
      <style:paragraph-properties fo:margin-top="0in" fo:margin-bottom="0.0972in" style:contextual-spacing="false" fo:line-height="100%" fo:text-align="start" style:justify-single-word="false" fo:orphans="2" fo:widows="2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List_20_Contents" style:list-style-name="L6">
      <style:paragraph-properties fo:margin-top="0in" fo:margin-bottom="0.0972in" style:contextual-spacing="false" fo:line-height="100%" fo:text-align="start" style:justify-single-word="false" fo:orphans="2" fo:widows="2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List_20_Contents" style:list-style-name="L7">
      <style:paragraph-properties fo:margin-top="0in" fo:margin-bottom="0.0972in" style:contextual-spacing="false" fo:line-height="100%" fo:text-align="start" style:justify-single-word="false" fo:orphans="2" fo:widows="2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20" style:family="paragraph" style:parent-style-name="List_20_Contents" style:list-style-name="L8">
      <style:paragraph-properties fo:margin-top="0in" fo:margin-bottom="0.0972in" style:contextual-spacing="false" fo:line-height="100%" fo:text-align="start" style:justify-single-word="false" fo:orphans="2" fo:widows="2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21" style:family="paragraph" style:parent-style-name="List_20_Contents" style:list-style-name="L9">
      <style:paragraph-properties fo:margin-top="0in" fo:margin-bottom="0.0972in" style:contextual-spacing="false" fo:line-height="100%" fo:text-align="start" style:justify-single-word="false" fo:orphans="2" fo:widows="2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22" style:family="paragraph" style:parent-style-name="List_20_Contents" style:list-style-name="L10">
      <style:paragraph-properties fo:margin-top="0in" fo:margin-bottom="0.0972in" style:contextual-spacing="false" fo:line-height="100%" fo:text-align="start" style:justify-single-word="false" fo:orphans="2" fo:widows="2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P23" style:family="paragraph" style:parent-style-name="List_20_Heading">
      <style:paragraph-properties fo:margin-top="0in" fo:margin-bottom="0.0972in" style:contextual-spacing="false" fo:line-height="100%" fo:text-align="start" style:justify-single-word="false" fo:orphans="2" fo:widows="2"/>
      <style:text-properties fo:font-variant="normal" fo:text-transform="none" fo:color="#151515" loext:opacity="100%" style:font-name="Times New Roman" fo:font-size="12pt" fo:letter-spacing="normal" fo:font-style="normal" fo:font-weight="bold" style:font-size-asian="12pt" style:font-size-complex="12pt"/>
    </style:style>
    <style:style style:name="P24" style:family="paragraph" style:parent-style-name="List_20_Heading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151515" loext:opacity="100%" style:font-name="Times New Roman" fo:font-size="12pt" fo:letter-spacing="normal" fo:font-style="normal" fo:font-weight="bold" style:font-size-asian="12pt" style:font-size-complex="12pt"/>
    </style:style>
    <style:style style:name="P25" style:family="paragraph" style:parent-style-name="Standard">
      <style:text-properties officeooo:rsid="00126a12" officeooo:paragraph-rsid="00126a12"/>
    </style:style>
    <style:style style:name="P26" style:family="paragraph" style:parent-style-name="Standard">
      <style:paragraph-properties fo:line-height="100%" fo:text-align="start" style:justify-single-word="false"/>
      <style:text-properties style:font-name="Times New Roman" fo:font-size="12pt" officeooo:rsid="00126a12" officeooo:paragraph-rsid="00126a12" style:font-size-asian="12pt" style:font-size-complex="12pt"/>
    </style:style>
    <style:style style:name="P27" style:family="paragraph" style:parent-style-name="Text_20_body">
      <style:paragraph-properties fo:margin-left="0in" fo:margin-right="0in" fo:margin-top="0in" fo:margin-bottom="0.2083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151515" loext:opacity="100%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officeooo:rsid="0013dac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Linux Certifications</text:p>
      <text:p text:style-name="P25"/>
      <text:p text:style-name="P25"/>
      <text:p text:style-name="P25"><text:a xlink:type="simple" xlink:href="https://www.redhat.com/en/services/training/rh200-rhcsa-rapid-track-course-exam" text:style-name="Internet_20_link" text:visited-style-name="Visited_20_Internet_20_Link">RHCSA Rapid Track course with exam</text:a></text:p>
      <text:p text:style-name="P25"/>
      <text:p text:style-name="P25"><text:a xlink:type="simple" xlink:href="https://www.redhat.com/en/services/training/rh124-red-hat-system-administration-i" text:style-name="Internet_20_link" text:visited-style-name="Visited_20_Internet_20_Link">Red Hat System Administration I</text:a></text:p>
      <text:p text:style-name="P25"/>
      <text:p text:style-name="P25"><text:a xlink:type="simple" xlink:href="https://www.redhat.com/en/services/training/rh134-red-hat-system-administration-ii" text:style-name="Internet_20_link" text:visited-style-name="Visited_20_Internet_20_Link">Red Hat System Administration II</text:a></text:p>
      <text:p text:style-name="P25"/>
      <text:p text:style-name="P25"><text:a xlink:type="simple" xlink:href="https://www.redhat.com/en/services/training/ex200-red-hat-certified-system-administrator-rhcsa-exam?section=Objectives" text:style-name="Internet_20_link" text:visited-style-name="Visited_20_Internet_20_Link">Study points for the exam</text:a> - <text:span text:style-name="T1">objectives</text:span></text:p>
      <text:p text:style-name="P25"/>
      <text:h text:style-name="P1" text:outline-level="2">Study points for the exam</text:h>
      <text:p text:style-name="P12">RHCSA exam candidates should be able to accomplish the tasks below without assistance. These have been grouped into several categories.</text:p>
      <text:p text:style-name="P23">Understand and use essential tools</text:p>
      <text:list xml:id="list3886342430" text:style-name="L1">
        <text:list-item>
          <text:p text:style-name="P2">Access a shell prompt and issue commands with correct syntax</text:p>
        </text:list-item>
        <text:list-item>
          <text:p text:style-name="P13">Use input-output redirection (&gt;, &gt;&gt;, |, 2&gt;, etc.)</text:p>
        </text:list-item>
        <text:list-item>
          <text:p text:style-name="P13">Use grep and regular expressions to analyze text</text:p>
        </text:list-item>
        <text:list-item>
          <text:p text:style-name="P13">Access remote systems using SSH</text:p>
        </text:list-item>
        <text:list-item>
          <text:p text:style-name="P13">Log in and switch users in multiuser targets</text:p>
        </text:list-item>
        <text:list-item>
          <text:p text:style-name="P13">Archive, compress, unpack, and uncompress files using tar, star, gzip, and bzip2</text:p>
        </text:list-item>
        <text:list-item>
          <text:p text:style-name="P13">Create and edit text files</text:p>
        </text:list-item>
        <text:list-item>
          <text:p text:style-name="P13">Create, delete, copy, and move files and directories</text:p>
        </text:list-item>
        <text:list-item>
          <text:p text:style-name="P13">Create hard and soft links</text:p>
        </text:list-item>
        <text:list-item>
          <text:p text:style-name="P13">List, set, and change standard ugo/rwx permissions</text:p>
        </text:list-item>
        <text:list-item>
          <text:p text:style-name="P13">Locate, read, and use system documentation including man, info, and files in /usr/share/doc</text:p>
        </text:list-item>
      </text:list>
      <text:p text:style-name="P24">Create simple shell scripts</text:p>
      <text:list xml:id="list1706777119" text:style-name="L2">
        <text:list-item>
          <text:p text:style-name="P3">Conditionally execute code (use of: if, test, [], etc.)</text:p>
        </text:list-item>
        <text:list-item>
          <text:p text:style-name="P14">Use Looping constructs (for, etc.) to process file, command line input</text:p>
        </text:list-item>
        <text:list-item>
          <text:p text:style-name="P14">Process script inputs ($1, $2, etc.)</text:p>
        </text:list-item>
        <text:list-item>
          <text:p text:style-name="P14">Processing output of shell commands within a script</text:p>
        </text:list-item>
      </text:list>
      <text:p text:style-name="P23">Operate running systems</text:p>
      <text:list xml:id="list1900076741" text:style-name="L3">
        <text:list-item>
          <text:p text:style-name="P4">Boot, reboot, and shut down a system normally</text:p>
        </text:list-item>
        <text:list-item>
          <text:p text:style-name="P15">Boot systems into different targets manually</text:p>
        </text:list-item>
        <text:list-item>
          <text:p text:style-name="P15">Interrupt the boot process in order to gain access to a system</text:p>
        </text:list-item>
        <text:list-item>
          <text:p text:style-name="P15"><text:soft-page-break/>Identify CPU/memory intensive processes and kill processes</text:p>
        </text:list-item>
        <text:list-item>
          <text:p text:style-name="P15">Adjust process scheduling</text:p>
        </text:list-item>
        <text:list-item>
          <text:p text:style-name="P15">Manage tuning profiles</text:p>
        </text:list-item>
        <text:list-item>
          <text:p text:style-name="P15">Locate and interpret system log files and journals</text:p>
        </text:list-item>
        <text:list-item>
          <text:p text:style-name="P15">Preserve system journals</text:p>
        </text:list-item>
        <text:list-item>
          <text:p text:style-name="P15">Start, stop, and check the status of network services</text:p>
        </text:list-item>
        <text:list-item>
          <text:p text:style-name="P15">Securely transfer files between systems</text:p>
        </text:list-item>
      </text:list>
      <text:p text:style-name="P23">Configure local storage</text:p>
      <text:list xml:id="list1947580766" text:style-name="L4">
        <text:list-item>
          <text:p text:style-name="P5">List, create, delete partitions on MBR and GPT disks</text:p>
        </text:list-item>
        <text:list-item>
          <text:p text:style-name="P16">Create and remove physical volumes</text:p>
        </text:list-item>
        <text:list-item>
          <text:p text:style-name="P16">Assign physical volumes to volume groups</text:p>
        </text:list-item>
        <text:list-item>
          <text:p text:style-name="P16">Create and delete logical volumes</text:p>
        </text:list-item>
        <text:list-item>
          <text:p text:style-name="P16">Configure systems to mount file systems at boot by universally unique ID (UUID) or label</text:p>
        </text:list-item>
        <text:list-item>
          <text:p text:style-name="P16">Add new partitions and logical volumes, and swap to a system non-destructively</text:p>
        </text:list-item>
      </text:list>
      <text:p text:style-name="P23">Create and configure file systems</text:p>
      <text:list xml:id="list1373868930" text:style-name="L5">
        <text:list-item>
          <text:p text:style-name="P6">Create, mount, unmount, and use vfat, ext4, and xfs file systems</text:p>
        </text:list-item>
        <text:list-item>
          <text:p text:style-name="P17">Mount and unmount network file systems using NFS</text:p>
        </text:list-item>
        <text:list-item>
          <text:p text:style-name="P17">Configure autofs</text:p>
        </text:list-item>
        <text:list-item>
          <text:p text:style-name="P17">Extend existing logical volumes</text:p>
        </text:list-item>
        <text:list-item>
          <text:p text:style-name="P17">Create and configure set-GID directories for collaboration</text:p>
        </text:list-item>
        <text:list-item>
          <text:p text:style-name="P17">Diagnose and correct file permission problems</text:p>
        </text:list-item>
      </text:list>
      <text:p text:style-name="P23">Deploy, configure, and maintain systems</text:p>
      <text:list xml:id="list1199975275" text:style-name="L6">
        <text:list-item>
          <text:p text:style-name="P7">Schedule tasks using at and cron</text:p>
        </text:list-item>
        <text:list-item>
          <text:p text:style-name="P18">Start and stop services and configure services to start automatically at boot</text:p>
        </text:list-item>
        <text:list-item>
          <text:p text:style-name="P18">Configure systems to boot into a specific target automatically</text:p>
        </text:list-item>
        <text:list-item>
          <text:p text:style-name="P18">Configure time service clients</text:p>
        </text:list-item>
        <text:list-item>
          <text:p text:style-name="P18">Install and update software packages from Red Hat Network, a remote repository, or from the local file system</text:p>
        </text:list-item>
        <text:list-item>
          <text:p text:style-name="P18">Modify the system bootloader</text:p>
        </text:list-item>
      </text:list>
      <text:p text:style-name="P23">Manage basic networking</text:p>
      <text:list xml:id="list2930837241" text:style-name="L7">
        <text:list-item>
          <text:p text:style-name="P8">Configure IPv4 and IPv6 addresses</text:p>
        </text:list-item>
        <text:list-item>
          <text:p text:style-name="P19">Configure hostname resolution</text:p>
        </text:list-item>
        <text:list-item>
          <text:p text:style-name="P19">Configure network services to start automatically at boot</text:p>
        </text:list-item>
        <text:list-item>
          <text:p text:style-name="P19"><text:soft-page-break/>Restrict network access using firewall-cmd/firewall</text:p>
        </text:list-item>
      </text:list>
      <text:p text:style-name="P23">Manage users and groups</text:p>
      <text:list xml:id="list2012065946" text:style-name="L8">
        <text:list-item>
          <text:p text:style-name="P9">Create, delete, and modify local user accounts</text:p>
        </text:list-item>
        <text:list-item>
          <text:p text:style-name="P20">Change passwords and adjust password aging for local user accounts</text:p>
        </text:list-item>
        <text:list-item>
          <text:p text:style-name="P20">Create, delete, and modify local groups and group memberships</text:p>
        </text:list-item>
        <text:list-item>
          <text:p text:style-name="P20">Configure superuser access</text:p>
        </text:list-item>
      </text:list>
      <text:p text:style-name="P23">Manage security</text:p>
      <text:list xml:id="list2991465734" text:style-name="L9">
        <text:list-item>
          <text:p text:style-name="P10">Configure firewall settings using firewall-cmd/firewalld</text:p>
        </text:list-item>
        <text:list-item>
          <text:p text:style-name="P21">Manage default file permissions</text:p>
        </text:list-item>
        <text:list-item>
          <text:p text:style-name="P21">Configure key-based authentication for SSH</text:p>
        </text:list-item>
        <text:list-item>
          <text:p text:style-name="P21">Set enforcing and permissive modes for SELinux</text:p>
        </text:list-item>
        <text:list-item>
          <text:p text:style-name="P21">List and identify SELinux file and process context</text:p>
        </text:list-item>
        <text:list-item>
          <text:p text:style-name="P21">Restore default file contexts</text:p>
        </text:list-item>
        <text:list-item>
          <text:p text:style-name="P21">Manage SELinux port labels</text:p>
        </text:list-item>
        <text:list-item>
          <text:p text:style-name="P21">Use boolean settings to modify system SELinux settings</text:p>
        </text:list-item>
        <text:list-item>
          <text:p text:style-name="P21">Diagnose and address routine SELinux policy violations</text:p>
        </text:list-item>
      </text:list>
      <text:p text:style-name="P23">Manage containers</text:p>
      <text:list xml:id="list1531125843" text:style-name="L10">
        <text:list-item>
          <text:p text:style-name="P11">Find and retrieve container images from a remote registry</text:p>
        </text:list-item>
        <text:list-item>
          <text:p text:style-name="P22">Inspect container images</text:p>
        </text:list-item>
        <text:list-item>
          <text:p text:style-name="P22">Perform container management using commands such as podman and skopeo</text:p>
        </text:list-item>
        <text:list-item>
          <text:p text:style-name="P22">Build a container from a Containerfile</text:p>
        </text:list-item>
        <text:list-item>
          <text:p text:style-name="P22">Perform basic container management such as running, starting, stopping, and listing running containers</text:p>
        </text:list-item>
        <text:list-item>
          <text:p text:style-name="P22">Run a service inside a container</text:p>
        </text:list-item>
        <text:list-item>
          <text:p text:style-name="P22">Configure a container to start automatically as a systemd service</text:p>
        </text:list-item>
        <text:list-item>
          <text:p text:style-name="P22">Attach persistent storage to a container</text:p>
        </text:list-item>
      </text:list>
      <text:p text:style-name="P27">As with all Red Hat performance-based exams, configurations must persist after reboot without intervention.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edHatDisplay" svg:font-family="RedHatDisplay, 'Red Hat Display', Overpass, Overpass, 'Helvetica Neue', Arial, sans-serif"/>
    <style:font-face style:name="RedHatText" svg:font-family="RedHatText, 'Red Hat Text', Overpass, Overpass, 'Helvetica Neue', Arial, sans-serif"/>
    <style:font-face style:name="var pfe-theme--font-family--heading" svg:font-family="'var pfe-theme--font-family--heading', 'Red Hat Display', RedHatDisplay, Overpass, Overpass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30T11:43:49.062000000</meta:creation-date>
    <dc:date>2022-06-30T13:46:10.176000000</dc:date>
    <meta:editing-duration>PT8M26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3" meta:paragraph-count="86" meta:word-count="663" meta:character-count="4047" meta:non-whitespace-character-count="3538"/>
  </office:meta>
</office:document-meta>
</file>